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a0fd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a0fd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a0fd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a0fd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a0fd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a0fd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a0fd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a0fd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a0fd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a0fd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a0fd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a0fd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a0fd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a0fd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a0fd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a0fd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a0fd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Eliana María Bucarito Zerp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7/11/2015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517723110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3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Ana María  Zerpa Figue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772311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28.829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4" meta:non-whitespace-character-count="995"/>
    <meta:template xlink:type="simple" xlink:actuate="onRequest" xlink:title="Normal" xlink:href=""/>
  </office:meta>
</office:document-meta>
</file>